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C0D85260B2.png" manifest:media-type="image/png"/>
  <manifest:file-entry manifest:full-path="Pictures/100000010000033A0000019AFEB528AF.png" manifest:media-type="image/png"/>
  <manifest:file-entry manifest:full-path="Pictures/100000010000041E000002C0111DF062.png" manifest:media-type="image/png"/>
  <manifest:file-entry manifest:full-path="Pictures/100000000000040000000312B8553382.png" manifest:media-type="image/png"/>
  <manifest:file-entry manifest:full-path="Pictures/100000010000033A0000019AE3C44E94.png" manifest:media-type="image/png"/>
  <manifest:file-entry manifest:full-path="Pictures/10000000000003E3000002C1BC92D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Calibri_EmbeddedFont, Calibri_MSFontService, Sans-Serif"/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9911"/>
    </style:style>
    <style:style style:name="P2" style:family="paragraph" style:parent-style-name="Standard">
      <style:text-properties officeooo:rsid="000ceb32" officeooo:paragraph-rsid="00104ca0"/>
    </style:style>
    <style:style style:name="P3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7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8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9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10" style:family="paragraph" style:parent-style-name="Standard">
      <style:text-properties officeooo:rsid="00136d8b" officeooo:paragraph-rsid="00104ca0"/>
    </style:style>
    <style:style style:name="P11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12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13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14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15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1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17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18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19" style:family="paragraph" style:parent-style-name="Standard">
      <style:text-properties officeooo:rsid="00121e7a" officeooo:paragraph-rsid="00121e7a"/>
    </style:style>
    <style:style style:name="P20" style:family="paragraph" style:parent-style-name="Table_20_Contents">
      <style:text-properties officeooo:rsid="00121e7a" officeooo:paragraph-rsid="00121e7a"/>
    </style:style>
    <style:style style:name="P21" style:family="paragraph" style:parent-style-name="Table_20_Contents">
      <style:text-properties officeooo:rsid="0013e8a8" officeooo:paragraph-rsid="0013e8a8"/>
    </style:style>
    <style:style style:name="P22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2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24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2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26" style:family="paragraph" style:parent-style-name="Standard">
      <style:text-properties officeooo:paragraph-rsid="0021efbc"/>
    </style:style>
    <style:style style:name="P27" style:family="paragraph" style:parent-style-name="Standard">
      <style:text-properties officeooo:paragraph-rsid="0027f91a"/>
    </style:style>
    <style:style style:name="P28" style:family="paragraph" style:parent-style-name="Standard">
      <style:text-properties officeooo:rsid="002bdf8b" officeooo:paragraph-rsid="002bdf8b"/>
    </style:style>
    <style:style style:name="P29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30" style:family="paragraph" style:parent-style-name="Table_20_Contents">
      <style:text-properties officeooo:rsid="002d3041" officeooo:paragraph-rsid="002d3041"/>
    </style:style>
    <style:style style:name="P31" style:family="paragraph" style:parent-style-name="Standard" style:list-style-name="L1">
      <style:text-properties officeooo:paragraph-rsid="00104ca0"/>
    </style:style>
    <style:style style:name="P3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3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34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35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36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37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38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39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40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41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42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43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44" style:family="paragraph" style:parent-style-name="Standard" style:list-style-name="L3">
      <style:text-properties officeooo:rsid="000e5e3e" officeooo:paragraph-rsid="00104ca0"/>
    </style:style>
    <style:style style:name="P45" style:family="paragraph" style:parent-style-name="Standard" style:list-style-name="L3">
      <style:text-properties officeooo:rsid="000e5e3e" officeooo:paragraph-rsid="002a1875"/>
    </style:style>
    <style:style style:name="P46" style:family="paragraph" style:parent-style-name="Standard" style:list-style-name="L4">
      <style:text-properties officeooo:rsid="000e5e3e" officeooo:paragraph-rsid="00104ca0"/>
    </style:style>
    <style:style style:name="P47" style:family="paragraph" style:parent-style-name="Standard" style:list-style-name="L3">
      <style:text-properties officeooo:rsid="00136d8b" officeooo:paragraph-rsid="00104ca0"/>
    </style:style>
    <style:style style:name="P48" style:family="paragraph" style:parent-style-name="Standard" style:list-style-name="L3">
      <style:text-properties officeooo:rsid="00136d8b" officeooo:paragraph-rsid="002a1875"/>
    </style:style>
    <style:style style:name="P49" style:family="paragraph" style:parent-style-name="Standard" style:list-style-name="L6">
      <style:text-properties officeooo:paragraph-rsid="0019cf08"/>
    </style:style>
    <style:style style:name="P50" style:family="paragraph" style:parent-style-name="Standard" style:list-style-name="L6">
      <style:text-properties officeooo:rsid="0013e8a8" officeooo:paragraph-rsid="0019cf08"/>
    </style:style>
    <style:style style:name="P51" style:family="paragraph" style:parent-style-name="Standard" style:list-style-name="L7">
      <style:text-properties officeooo:paragraph-rsid="0013e8a8"/>
    </style:style>
    <style:style style:name="P52" style:family="paragraph" style:parent-style-name="Standard" style:list-style-name="L7">
      <style:text-properties officeooo:paragraph-rsid="001858e5"/>
    </style:style>
    <style:style style:name="P53" style:family="paragraph" style:parent-style-name="Standard" style:list-style-name="L7">
      <style:text-properties officeooo:paragraph-rsid="0019b8c5"/>
    </style:style>
    <style:style style:name="P54" style:family="paragraph" style:parent-style-name="Standard" style:list-style-name="L7">
      <style:text-properties officeooo:paragraph-rsid="0019b931"/>
    </style:style>
    <style:style style:name="P55" style:family="paragraph" style:parent-style-name="Standard" style:list-style-name="L7">
      <style:text-properties officeooo:paragraph-rsid="001c1c3a"/>
    </style:style>
    <style:style style:name="P56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57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58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59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60" style:family="paragraph" style:parent-style-name="Standard">
      <style:text-properties fo:font-size="16pt" officeooo:rsid="00394830" officeooo:paragraph-rsid="00394830" style:font-size-asian="16pt" style:font-size-complex="16pt"/>
    </style:style>
    <style:style style:name="P61" style:family="paragraph" style:parent-style-name="Standard" style:list-style-name="L8">
      <style:text-properties officeooo:paragraph-rsid="001c71a6"/>
    </style:style>
    <style:style style:name="P62" style:family="paragraph" style:parent-style-name="Standard" style:list-style-name="L8">
      <style:text-properties officeooo:paragraph-rsid="001db437"/>
    </style:style>
    <style:style style:name="P63" style:family="paragraph" style:parent-style-name="Standard" style:list-style-name="L9">
      <style:text-properties officeooo:paragraph-rsid="001ebf91"/>
    </style:style>
    <style:style style:name="P64" style:family="paragraph" style:parent-style-name="Standard" style:list-style-name="L9">
      <style:text-properties officeooo:paragraph-rsid="00203fcc"/>
    </style:style>
    <style:style style:name="P65" style:family="paragraph" style:parent-style-name="Standard" style:list-style-name="L9">
      <style:text-properties officeooo:paragraph-rsid="0021efbc"/>
    </style:style>
    <style:style style:name="P66" style:family="paragraph" style:parent-style-name="Standard" style:list-style-name="L10">
      <style:text-properties officeooo:paragraph-rsid="0021efbc"/>
    </style:style>
    <style:style style:name="P67" style:family="paragraph" style:parent-style-name="Standard" style:list-style-name="L10">
      <style:text-properties officeooo:paragraph-rsid="002395ae"/>
    </style:style>
    <style:style style:name="P68" style:family="paragraph" style:parent-style-name="Standard" style:list-style-name="L11">
      <style:text-properties officeooo:paragraph-rsid="00253968"/>
    </style:style>
    <style:style style:name="P69" style:family="paragraph" style:parent-style-name="Standard" style:list-style-name="L11">
      <style:text-properties officeooo:paragraph-rsid="002717cc"/>
    </style:style>
    <style:style style:name="P70" style:family="paragraph" style:parent-style-name="Standard" style:list-style-name="L12">
      <style:text-properties officeooo:paragraph-rsid="0027f91a"/>
    </style:style>
    <style:style style:name="P71" style:family="paragraph" style:parent-style-name="Standard" style:list-style-name="L13">
      <style:text-properties officeooo:paragraph-rsid="0029afdc"/>
    </style:style>
    <style:style style:name="P72" style:family="paragraph" style:parent-style-name="Standard" style:list-style-name="L14">
      <style:text-properties officeooo:paragraph-rsid="002a1875"/>
    </style:style>
    <style:style style:name="P73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4" style:family="paragraph" style:parent-style-name="Standard">
      <style:text-properties fo:font-size="12pt" officeooo:rsid="00394830" officeooo:paragraph-rsid="00394830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font-size="12pt" officeooo:paragraph-rsid="002bdf8b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9911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5ffa8" style:font-size-asian="17.5pt" style:font-size-complex="20pt"/>
    </style:style>
    <style:style style:name="T5" style:family="text">
      <style:text-properties fo:font-size="20pt" officeooo:rsid="00136d8b" style:font-size-asian="17.5pt" style:font-size-complex="20pt"/>
    </style:style>
    <style:style style:name="T6" style:family="text">
      <style:text-properties fo:font-size="20pt" officeooo:rsid="00154033" style:font-size-asian="17.5pt" style:font-size-complex="20pt"/>
    </style:style>
    <style:style style:name="T7" style:family="text">
      <style:text-properties fo:font-size="20pt" officeooo:rsid="0013e8a8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fo:font-size="20pt" officeooo:rsid="0019cf08" style:font-size-asian="17.5pt" style:font-size-complex="20pt"/>
    </style:style>
    <style:style style:name="T10" style:family="text">
      <style:text-properties fo:font-size="20pt" officeooo:rsid="001c1c3a" style:font-size-asian="17.5pt" style:font-size-complex="20pt"/>
    </style:style>
    <style:style style:name="T11" style:family="text">
      <style:text-properties fo:font-size="20pt" officeooo:rsid="001c71a6" style:font-size-asian="17.5pt" style:font-size-complex="20pt"/>
    </style:style>
    <style:style style:name="T12" style:family="text">
      <style:text-properties fo:font-size="20pt" officeooo:rsid="001ebf91" style:font-size-asian="17.5pt" style:font-size-complex="20pt"/>
    </style:style>
    <style:style style:name="T13" style:family="text">
      <style:text-properties fo:font-size="20pt" officeooo:rsid="0021efbc" style:font-size-asian="17.5pt" style:font-size-complex="20pt"/>
    </style:style>
    <style:style style:name="T14" style:family="text">
      <style:text-properties fo:font-size="20pt" officeooo:rsid="00253968" style:font-size-asian="17.5pt" style:font-size-complex="20pt"/>
    </style:style>
    <style:style style:name="T15" style:family="text">
      <style:text-properties fo:font-size="20pt" officeooo:rsid="0027f91a" style:font-size-asian="17.5pt" style:font-size-complex="20pt"/>
    </style:style>
    <style:style style:name="T16" style:family="text">
      <style:text-properties fo:font-size="20pt" officeooo:rsid="0029afdc" style:font-size-asian="17.5pt" style:font-size-complex="20pt"/>
    </style:style>
    <style:style style:name="T17" style:family="text">
      <style:text-properties fo:font-size="20pt" officeooo:rsid="002a1875" style:font-size-asian="17.5pt" style:font-size-complex="20pt"/>
    </style:style>
    <style:style style:name="T18" style:family="text">
      <style:text-properties fo:font-size="20pt" officeooo:rsid="00302929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3" style:family="text">
      <style:text-properties fo:font-variant="normal" fo:text-transform="none" fo:color="#cccccc" loext:opacity="100%" style:font-name="Consolas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cccccc" loext:opacity="100%" style:font-name="Consolas" fo:letter-spacing="normal" fo:font-style="normal" fo:font-weight="bold" officeooo:rsid="0037581d" style:font-weight-asian="bold" style:font-weight-complex="bold"/>
    </style:style>
    <style:style style:name="T25" style:family="text">
      <style:text-properties fo:font-size="16pt" officeooo:rsid="0015b25f" style:font-size-asian="16pt" style:font-size-complex="16pt"/>
    </style:style>
    <style:style style:name="T26" style:family="text">
      <style:text-properties fo:font-size="16pt" officeooo:rsid="0016fa3c" style:font-size-asian="16pt" style:font-size-complex="16pt"/>
    </style:style>
    <style:style style:name="T27" style:family="text">
      <style:text-properties fo:font-size="16pt" officeooo:rsid="0019b8c5" style:font-size-asian="16pt" style:font-size-complex="16pt"/>
    </style:style>
    <style:style style:name="T28" style:family="text">
      <style:text-properties fo:font-size="16pt" officeooo:rsid="0019b931" style:font-size-asian="16pt" style:font-size-complex="16pt"/>
    </style:style>
    <style:style style:name="T29" style:family="text">
      <style:text-properties fo:font-size="16pt" officeooo:rsid="001a94ff" style:font-size-asian="16pt" style:font-size-complex="16pt"/>
    </style:style>
    <style:style style:name="T30" style:family="text">
      <style:text-properties fo:font-size="16pt" officeooo:rsid="001c1c3a" style:font-size-asian="16pt" style:font-size-complex="16pt"/>
    </style:style>
    <style:style style:name="T31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32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33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4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5" style:family="text">
      <style:text-properties officeooo:rsid="001c1c3a"/>
    </style:style>
    <style:style style:name="T36" style:family="text">
      <style:text-properties officeooo:rsid="002bdf8b"/>
    </style:style>
    <style:style style:name="T37" style:family="text">
      <style:text-properties fo:font-weight="bold" officeooo:rsid="002bdf8b" style:font-size-asian="12pt" style:font-weight-asian="bold" style:font-size-complex="12pt" style:font-weight-complex="bold"/>
    </style:style>
    <style:style style:name="T38" style:family="text">
      <style:text-properties officeooo:rsid="002d3041"/>
    </style:style>
    <style:style style:name="T39" style:family="text">
      <style:text-properties officeooo:rsid="00366961"/>
    </style:style>
    <style:style style:name="T40" style:family="text">
      <style:text-properties officeooo:rsid="002bdf8b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ctor stores: </text:p>
      <text:list text:style-name="L1">
        <text:list-item>
          <text:p text:style-name="P32">Vector stores: </text:p>
        </text:list-item>
        <text:list-item>
          <text:p text:style-name="P31"><text:span text:style-name="T2">InMemoryVectorStore: somiglianza coseno. Metrica di valutazione: sim score (metod</text:span><text:bookmark text:name="codecell8"/><text:span text:style-name="T2">o similarity_search_with_score)</text:span></text:p>
          <text:p text:style-name="P31"><text:span text:style-name="T2"/></text:p>
        </text:list-item>
        <text:list-item>
          <text:p text:style-name="P33">TypeSense</text:p>
        </text:list-item>
        <text:list-item>
          <text:p text:style-name="P33">Qdrant → ricerca ibrida (densa + sparsa)</text:p>
        </text:list-item>
      </text:list>
      <text:p text:style-name="P1"><text:span text:style-name="T2"/></text:p>
      <text:p text:style-name="P11"><text:span text:style-name="T2">E</text:span><text:span text:style-name="T1">mbedding models:</text:span></text:p>
      <text:list text:style-name="L2">
        <text:list-item>
          <text:p text:style-name="P34">OllamaEmbeddings: </text:p>
          <text:list>
            <text:list-item>
              <text:p text:style-name="P35">Llama 3.2 1B</text:p>
            </text:list-item>
            <text:list-item>
              <text:p text:style-name="P35">Llama 3.2 3B</text:p>
            </text:list-item>
            <text:list-item>
              <text:p text:style-name="P35">Gemma 2 2B</text:p>
            </text:list-item>
          </text:list>
        </text:list-item>
        <text:list-item>
          <text:p text:style-name="P34">HuggingFace: </text:p>
          <text:list>
            <text:list-item>
              <text:p text:style-name="P36">mpnet-base-v2</text:p>
            </text:list-item>
            <text:list-item>
              <text:p text:style-name="P35">MiniLM-L6-v2</text:p>
            </text:list-item>
            <text:list-item>
              <text:p text:style-name="P37">MiniLM-L12-v2</text:p>
            </text:list-item>
          </text:list>
        </text:list-item>
      </text:list>
      <text:p text:style-name="P2"><text:span text:style-name="T1"/></text:p>
      <text:p text:style-name="P2"><text:span text:style-name="T1"/></text:p>
      <text:p text:style-name="P5">Test di Llama 3.2, 1B parametri per embedding</text:p>
      <text:list xml:id="list3416209928" text:style-name="L3">
        <text:list-item>
          <text:p text:style-name="P44"><text:span text:style-name="T1">Tempo: 25 minuti per set di chunk (114</text:span><text:span text:style-name="T3">8)</text:span><text:span text:style-name="T1">;</text:span></text:p>
        </text:list-item>
        <text:list-item>
          <text:p text:style-name="P38">Dimensione db: 47MB, 2.3M entries</text:p>
        </text:list-item>
      </text:list>
      <text:p text:style-name="P10"><text:span text:style-name="T1"/></text:p>
      <text:p text:style-name="P6">Llama 3.2, 3B parametri:</text:p>
      <text:list text:style-name="L4">
        <text:list-item>
          <text:p text:style-name="P46"><text:span text:style-name="T1">Tempo: </text:span><text:span text:style-name="T5">90</text:span><text:span text:style-name="T1"> minuti per set di chunk (114</text:span><text:span text:style-name="T3">8)</text:span><text:span text:style-name="T1">;</text:span></text:p>
        </text:list-item>
        <text:list-item>
          <text:p text:style-name="P39">Dimensione db: 72MB, 3.5M entries</text:p>
        </text:list-item>
      </text:list>
      <text:p text:style-name="P10"><text:span text:style-name="T1"/></text:p>
      <text:p text:style-name="P6">Gemma 2, 2B parametri:</text:p>
      <text:list text:continue-list="list3416209928" text:style-name="L3">
        <text:list-item>
          <text:p text:style-name="P44"><text:span text:style-name="T1">Tempo: </text:span><text:span text:style-name="T5">60</text:span><text:span text:style-name="T1"> minuti per set di chunk (114</text:span><text:span text:style-name="T3">8)</text:span><text:span text:style-name="T1">;</text:span></text:p>
        </text:list-item>
        <text:list-item>
          <text:p text:style-name="P38">Dimensione db: 52MB, 1M entries</text:p>
        </text:list-item>
      </text:list>
      <text:p text:style-name="P10"><text:soft-page-break/><text:span text:style-name="T1"/></text:p>
      <text:p text:style-name="P6">MPNET-base v2, 768-dimensionale:</text:p>
      <text:list text:continue-numbering="true" text:style-name="L3">
        <text:list-item>
          <text:p text:style-name="P44"><text:span text:style-name="T1">Tempo: </text:span><text:span text:style-name="T6">3</text:span><text:span text:style-name="T1"> minuti per set di chunk (114</text:span><text:span text:style-name="T3">8)</text:span><text:span text:style-name="T1">;</text:span></text:p>
        </text:list-item>
        <text:list-item>
          <text:p text:style-name="P47"><text:span text:style-name="T1">Dimensione db: </text:span><text:span text:style-name="T6">26</text:span><text:span text:style-name="T1">MB, </text:span><text:span text:style-name="T6">900K</text:span><text:span text:style-name="T1"> entries</text:span></text:p>
        </text:list-item>
        <text:list-item>
          <text:p text:style-name="P40">Max token per chunk: 384</text:p>
        </text:list-item>
      </text:list>
      <text:p text:style-name="P10"><text:span text:style-name="T1"/></text:p>
      <text:p text:style-name="P7">MiniLM-L6 v2, 384-dimensionale:</text:p>
      <text:list text:continue-numbering="true" text:style-name="L3">
        <text:list-item>
          <text:p text:style-name="P44"><text:span text:style-name="T1">Tempo: </text:span><text:span text:style-name="T4">15 secondi</text:span><text:span text:style-name="T1"> per set di chunk (114</text:span><text:span text:style-name="T3">8)</text:span><text:span text:style-name="T1">;</text:span></text:p>
        </text:list-item>
        <text:list-item>
          <text:p text:style-name="P47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  <text:list-item>
          <text:p text:style-name="P40">Max token per chunk: 256</text:p>
        </text:list-item>
      </text:list>
      <text:p text:style-name="P10"><text:span text:style-name="T1"/></text:p>
      <text:p text:style-name="P8">MiniLM-L6 v2, 384-dimensionale:</text:p>
      <text:list text:continue-numbering="true" text:style-name="L3">
        <text:list-item>
          <text:p text:style-name="P45"><text:span text:style-name="T1">Tempo: </text:span><text:span text:style-name="T17">2</text:span><text:span text:style-name="T4">5 secondi</text:span><text:span text:style-name="T1"> per set di chunk (114</text:span><text:span text:style-name="T3">8)</text:span><text:span text:style-name="T1">;</text:span></text:p>
        </text:list-item>
        <text:list-item>
          <text:p text:style-name="P48"><text:span text:style-name="T1">Dimensione db: </text:span><text:span text:style-name="T4">14</text:span><text:span text:style-name="T1">MB, </text:span><text:span text:style-name="T4">460K</text:span><text:span text:style-name="T1"> entries</text:span></text:p>
        </text:list-item>
        <text:list-item>
          <text:p text:style-name="P40">Max token per chunk: 256</text:p>
        </text:list-item>
      </text:list>
      <text:p text:style-name="P10"><text:span text:style-name="T1"/></text:p>
      <text:p text:style-name="P10"><text:span text:style-name="T1"/></text:p>
      <text:p text:style-name="P9">Metriche: </text:p>
      <text:list text:style-name="L5">
        <text:list-item>
          <text:p text:style-name="P41">score di rilevanza del documento rispetto alla query;</text:p>
          <text:p text:style-name="P41"/>
        </text:list-item>
      </text:list>
      <text:p text:style-name="P19"><text:span text:style-name="T1"/></text:p>
      <text:p text:style-name="P19"><text:span text:style-name="T1"/></text:p>
      <text:p text:style-name="P4">Query valutate:</text:p>
      <text:list text:style-name="L6">
        <text:list-item>
          <text:p text:style-name="P50"><text:span text:style-name="T1">“</text:span><text:span text:style-name="T8">Trend of inflation in the dental sector between 2021, 2022 and first half of 2023</text:span><text:span text:style-name="T1">”;</text:span></text:p>
        </text:list-item>
        <text:list-item>
          <text:p text:style-name="P49"><text:span text:style-name="T1">“</text:span><text:span text:style-name="T8">Dental product brands that offer the best value for money according to dentists</text:span><text:span text:style-name="T1">”</text:span></text:p>
        </text:list-item>
        <text:list-item>
          <text:p text:style-name="P50"><text:span text:style-name="T1">“</text:span><text:span text:style-name="T8">Which are the most relevant dental brands?</text:span><text:span text:style-name="T1">”</text:span></text:p>
        </text:list-item>
        <text:list-item>
          <text:p text:style-name="P50"><text:span text:style-name="T1">“Which are the most recommended products</text:span><text:span text:style-name="T8">?</text:span><text:span text:style-name="T1">”</text:span></text:p>
        </text:list-item>
        <text:list-item>
          <text:p text:style-name="P50"><text:span text:style-name="T1">“What are the preferred purchasing channels in different countries</text:span><text:span text:style-name="T8">?</text:span><text:span text:style-name="T1">”</text:span></text:p>
        </text:list-item>
        <text:list-item>
          <text:p text:style-name="P50"><text:soft-page-break/><text:span text:style-name="T1">“</text:span><text:span text:style-name="T8">Evolution of Intra oral scanner adoption</text:span><text:span text:style-name="T1">”</text:span></text:p>
        </text:list-item>
        <text:list-item>
          <text:p text:style-name="P50"><text:span text:style-name="T1">“</text:span><text:span text:style-name="T8">Which is the country where Intra oral scanner is most successful?</text:span><text:span text:style-name="T1">”</text:span></text:p>
        </text:list-item>
        <text:list-item>
          <text:p text:style-name="P42">“Evolution of Dentsply Sirona's <text:span text:style-name="T35">loyaltization</text:span> capability”</text:p>
        </text:list-item>
        <text:list-item>
          <text:p text:style-name="P43">“Evolution of Intra oral scanner's market in the last 3 years”</text:p>
        </text:list-item>
        <text:list-item>
          <text:p text:style-name="P49"><text:span text:style-name="T7">“Difference in 3D printer adoption between Italy and United Kingdo</text:span><text:span text:style-name="T10">m”</text:span></text:p>
        </text:list-item>
      </text:list>
      <text:p text:style-name="P19"><text:span text:style-name="T1"/></text:p>
      <text:p text:style-name="P19"><text:span text:style-name="T1"/></text:p>
      <text:p text:style-name="P12"><text:span text:style-name="T1">InMemoryVectorStore, Llama 3.2 1B, </text:span><text:span text:style-name="T9">chunking per pagine, dati </text:span><text:span text:style-name="T8">raw</text:span><text:span text:style-name="T1">:</text:span></text:p>
      <text:p text:style-name="P12"><text:span text:style-name="T1"/></text:p>
      <text:list text:style-name="L7">
        <text:list-item>
          <text:p text:style-name="P51"><text:span text:style-name="T26">[</text:span><text:span text:style-name="T25">0.4462 0.4382 0.4337 0.4310 0.4280 0.4142 0.4131 0.4116 0.4077 0.4059</text:span><text:span text:style-name="T26">]</text:span></text:p>
        </text:list-item>
        <text:list-item>
          <text:p text:style-name="P52"><text:span text:style-name="T26">[</text:span><text:span text:style-name="T25">0.4214 0.4212 0.4082 0.3960 0.3954 0.3941 0.3931 0.3897 0.3860 0.3850</text:span><text:span text:style-name="T26">]</text:span></text:p>
        </text:list-item>
        <text:list-item>
          <text:p text:style-name="P56">[0.4433 0.4236 0.4085 0.4033 0.4000 0.3942 0.3937 0.3930 0.3882 0.3867]</text:p>
        </text:list-item>
        <text:list-item>
          <text:p text:style-name="P57">[0.4748 0.4637 0.4532 0.4453 0.4450 0.4408 0.4361 0.4342 0.4333 0.4327]</text:p>
        </text:list-item>
        <text:list-item>
          <text:p text:style-name="P53"><text:span text:style-name="T26">[0.3779 0.3665 0.3622 0.3614 0.3560 0.3552 0.3540 0.3539</text:span><text:span text:style-name="T27"> 0</text:span><text:span text:style-name="T26">.3535 0.3524]</text:span></text:p>
        </text:list-item>
        <text:list-item>
          <text:p text:style-name="P54"><text:span text:style-name="T26">[0.4402 0.4266 0.426</text:span><text:span text:style-name="T28">0 </text:span><text:span text:style-name="T26">0.4247 0.4095 0.4079 0.4066 0.3931 0.3925 0.3883]</text:span></text:p>
        </text:list-item>
        <text:list-item>
          <text:p text:style-name="P58">[0.5037 0.4655 0.4648 0.4648 0.4594 0.4582 0.4562 0.4556 0.4542 0.4490]</text:p>
        </text:list-item>
        <text:list-item>
          <text:p text:style-name="P55"><text:span text:style-name="T29">[</text:span><text:span text:style-name="T26">0.4912 0.4764 0.4697 0.4631 0.4597 0.4505 0.4395 0.4387 0.4364 0.4335</text:span><text:span text:style-name="T29">]</text:span></text:p>
        </text:list-item>
        <text:list-item>
          <text:p text:style-name="P59"><text:span text:style-name="T35">[</text:span>0.4667 0.4451 0.4435 0.4328 0.4288 0.4267 0.4249 0.4236 0.4179 0.4139<text:span text:style-name="T35">]</text:span></text:p>
        </text:list-item>
        <text:list-item>
          <text:p text:style-name="P59"><text:span text:style-name="T35">[</text:span>0.4357 0.4224 0.4106 0.3872 0.3865 0.3853 0.3840 0.3824 0.3792 0.3760<text:span text:style-name="T35">]</text:span></text:p>
        </text:list-item>
      </text:list>
      <text:p text:style-name="P23"/>
      <text:p text:style-name="P23"/>
      <text:p text:style-name="P23"><text:soft-page-break/></text:p>
      <text:p text:style-name="P23"/>
      <text:p text:style-name="P23"/>
      <text:p text:style-name="P13"><text:span text:style-name="T1">InMemoryVectorStore, Llama 3.2 1B, </text:span><text:span text:style-name="T9">chunking per pagine, dati </text:span><text:span text:style-name="T11">puliti</text:span><text:span text:style-name="T1">:</text:span></text:p>
      <text:p text:style-name="P13"><text:span text:style-name="T1"/></text:p>
      <text:list text:style-name="L8">
        <text:list-item>
          <text:p text:style-name="P61"><text:span text:style-name="T26">[</text:span><text:span text:style-name="T21">0.7129 0.6966 0.6941 0.6891 0.6859 0.6847 0.6826 0.6811 0.6753 0.6753</text:span><text:span text:style-name="T26">]</text:span></text:p>
        </text:list-item>
        <text:list-item>
          <text:p text:style-name="P61"><text:span text:style-name="T26">[</text:span><text:span text:style-name="T21">0.7371 0.7334 0.7204 0.7139 0.7129 0.7025 0.6969 0.6800 0.6716 0.6712</text:span><text:span text:style-name="T26">]</text:span></text:p>
        </text:list-item>
        <text:list-item>
          <text:p text:style-name="P61"><text:span text:style-name="T26">[</text:span><text:span text:style-name="T20">0.6036 0.6014 0.6006 0.6001 0.5977 0.5883 0.5852 0.5841 0.5797 0.5790</text:span><text:span text:style-name="T26">]</text:span></text:p>
        </text:list-item>
        <text:list-item>
          <text:p text:style-name="P61"><text:span text:style-name="T26">[</text:span><text:span text:style-name="T20">0.6455 0.6144 0.6120 0.6115 0.6112 0.6101 0.6075 0.6072 0.6062 0.6034</text:span><text:span text:style-name="T26">]</text:span></text:p>
        </text:list-item>
        <text:list-item>
          <text:p text:style-name="P62"><text:span text:style-name="T26">[</text:span><text:span text:style-name="T20">0.6018 0.5987 0.5968 0.5944 0.5801 0.5781 0.5777 0.5726 0.5723 0.5721</text:span><text:span text:style-name="T26">]</text:span></text:p>
        </text:list-item>
        <text:list-item>
          <text:p text:style-name="P62"><text:span text:style-name="T26">[</text:span><text:span text:style-name="T20">0.8230 0.8230 0.8230 0.7563 0.7526 0.7520 0.7386 0.7381 0.7379 0.7373</text:span><text:span text:style-name="T26">]</text:span></text:p>
        </text:list-item>
        <text:list-item>
          <text:p text:style-name="P62"><text:span text:style-name="T26">[</text:span><text:span text:style-name="T20">0.6458 0.6319 0.6255 0.6231 0.6193 0.6151 0.6082 0.6051 0.6036 0.6023</text:span><text:span text:style-name="T26">]</text:span></text:p>
        </text:list-item>
        <text:list-item>
          <text:p text:style-name="P62"><text:span text:style-name="T29">[</text:span><text:span text:style-name="T20">0.8074 0.8037 0.8021 0.7984 0.7964 0.7964 0.7964 0.7934 0.7916 0.7883</text:span><text:span text:style-name="T29">]</text:span></text:p>
        </text:list-item>
        <text:list-item>
          <text:p text:style-name="P62"><text:span text:style-name="T30">[</text:span><text:span text:style-name="T20">0.7523 0.7187 0.7186 0.7149 0.7092 0.7033 0.7023 0.7020 0.6956 0.6935</text:span><text:span text:style-name="T30">]</text:span></text:p>
        </text:list-item>
        <text:list-item>
          <text:p text:style-name="P62"><text:span text:style-name="T26">[</text:span><text:span text:style-name="T19">0.6878 0.6811 0.6723 0.6723 0.6723 0.6698 0.6671 0.6657 0.6629 0.6609</text:span><text:span text:style-name="T26">]</text:span></text:p>
        </text:list-item>
      </text:list>
      <text:p text:style-name="P10"><text:span text:style-name="T1"/></text:p>
      <text:p text:style-name="P10"><text:span text:style-name="T1"/></text:p>
      <text:p text:style-name="P14"><text:span text:style-name="T1">InMemoryVectorStore, </text:span><text:span text:style-name="T12">MPNET-base-v2</text:span><text:span text:style-name="T1">, </text:span><text:span text:style-name="T9">chunking per pagine, dati </text:span><text:span text:style-name="T8">raw</text:span><text:span text:style-name="T1">:</text:span></text:p>
      <text:p text:style-name="P14"><text:span text:style-name="T1"/></text:p>
      <text:list text:style-name="L9">
        <text:list-item>
          <text:p text:style-name="P63"><text:span text:style-name="T26">[</text:span><text:span text:style-name="T21">0.6134 0.6047 0.5934 0.5917 0.5836 0.5742 0.5723 0.5722 0.5680 0.5589</text:span><text:span text:style-name="T26">]</text:span></text:p>
        </text:list-item>
        <text:list-item>
          <text:p text:style-name="P63"><text:span text:style-name="T26">[</text:span><text:span text:style-name="T21">0.7253 0.6980 0.6960 0.6691 0.6584 0.6582 0.6550 0.6303 0.6294 0.6285</text:span><text:span text:style-name="T26">]</text:span></text:p>
        </text:list-item>
        <text:list-item>
          <text:p text:style-name="P64"><text:span text:style-name="T26">[</text:span><text:span text:style-name="T20">0.7787 0.7625 0.7404 0.7237 0.7230 0.7120 0.7117 0.7088 0.6781 0.6761</text:span><text:span text:style-name="T26">]</text:span></text:p>
        </text:list-item>
        <text:list-item>
          <text:p text:style-name="P64"><text:soft-page-break/><text:span text:style-name="T26">[</text:span><text:span text:style-name="T20">0.5021 0.4722 0.4639 0.4556 0.4524 0.4516 0.4493 0.4484 0.4431 0.4397</text:span><text:span text:style-name="T26">]</text:span></text:p>
        </text:list-item>
        <text:list-item>
          <text:p text:style-name="P64"><text:span text:style-name="T26">[</text:span><text:span text:style-name="T20">0.6824 0.6686 0.6266 0.5143 0.4377 0.4366 0.4327 0.4223 0.4120 0.4085</text:span><text:span text:style-name="T26">]</text:span></text:p>
        </text:list-item>
        <text:list-item>
          <text:p text:style-name="P64"><text:span text:style-name="T26">[</text:span><text:span text:style-name="T20">0.8332 0.8326 0.8304 0.8138 0.7980 0.7881 0.7869 0.7862 0.7828 0.7664</text:span><text:span text:style-name="T26">]</text:span></text:p>
        </text:list-item>
        <text:list-item>
          <text:p text:style-name="P64"><text:span text:style-name="T26">[</text:span><text:span text:style-name="T20">0.6881 0.6858 0.6789 0.6788 0.6726 0.6704 0.6696 0.6611 0.6568 0.6567</text:span><text:span text:style-name="T26">]</text:span></text:p>
        </text:list-item>
        <text:list-item>
          <text:p text:style-name="P65"><text:span text:style-name="T29">[</text:span><text:span text:style-name="T20">0.5551 0.5378 0.5225 0.5145 0.4663 0.4617 0.4612 0.4381 0.4357 0.4295</text:span><text:span text:style-name="T29">]</text:span></text:p>
        </text:list-item>
        <text:list-item>
          <text:p text:style-name="P65"><text:span text:style-name="T30">[</text:span><text:span text:style-name="T20">0.8286 0.8247 0.8239 0.8206 0.8131 0.8069 0.7748 0.7716 0.7677 0.7674</text:span><text:span text:style-name="T30">]</text:span></text:p>
        </text:list-item>
        <text:list-item>
          <text:p text:style-name="P65"><text:span text:style-name="T30">[</text:span><text:span text:style-name="T20">0.7074 0.6855 0.6648 0.6575 0.6547 0.6441 0.6273 0.6088 0.6079 0.5993</text:span><text:span text:style-name="T30">]</text:span></text:p>
        </text:list-item>
      </text:list>
      <text:p text:style-name="P26"><text:span text:style-name="T30"/></text:p>
      <text:p text:style-name="P26"><text:span text:style-name="T30"/></text:p>
      <text:p text:style-name="P15"><text:span text:style-name="T10">InMemoryVectorStore, </text:span><text:span text:style-name="T12">MPNET-base-v2</text:span><text:span text:style-name="T10">, </text:span><text:span text:style-name="T9">chunking per pagine, dati </text:span><text:span text:style-name="T13">puliti</text:span><text:span text:style-name="T10">:</text:span></text:p>
      <text:p text:style-name="P15"><text:span text:style-name="T10"/></text:p>
      <text:list text:style-name="L10">
        <text:list-item>
          <text:p text:style-name="P66"><text:span text:style-name="T31">[</text:span><text:span text:style-name="T19">0.6134 0.6047 0.5931 0.5901 0.5877 0.5704 0.5660 0.5657 0.5651 0.5626</text:span><text:span text:style-name="T31">]</text:span></text:p>
        </text:list-item>
        <text:list-item>
          <text:p text:style-name="P66"><text:span text:style-name="T31">[</text:span><text:span text:style-name="T19">0.7333 0.6960 0.6959 0.6691 0.6563 0.6550 0.6546 0.6447 0.6279 0.6204</text:span><text:span text:style-name="T31">]</text:span></text:p>
        </text:list-item>
        <text:list-item>
          <text:p text:style-name="P67"><text:span text:style-name="T31">[</text:span><text:span text:style-name="T19">0.7858 0.7607 0.7393 0.7237 0.7201 0.7120 0.7070 0.6990 0.6964 0.6761</text:span><text:span text:style-name="T31">]</text:span></text:p>
        </text:list-item>
        <text:list-item>
          <text:p text:style-name="P67"><text:span text:style-name="T31">[</text:span><text:span text:style-name="T19">0.5021 0.4722 0.4654 0.4639 0.4560 0.4556 0.4524 0.4516 0.4484 0.4472</text:span><text:span text:style-name="T31">]</text:span></text:p>
        </text:list-item>
        <text:list-item>
          <text:p text:style-name="P67"><text:span text:style-name="T31">[</text:span><text:span text:style-name="T19">0.6824 0.6686 0.6266 0.5143 0.4377 0.4374 0.4286 0.4276 0.3974 0.3973</text:span><text:span text:style-name="T31">]</text:span></text:p>
        </text:list-item>
        <text:list-item>
          <text:p text:style-name="P67"><text:span text:style-name="T31">[</text:span><text:span text:style-name="T19">0.8332 0.8326 0.8135 0.8067 0.7980 0.7881 0.7869 0.7828 0.7727 0.7664</text:span><text:span text:style-name="T31">]</text:span></text:p>
        </text:list-item>
        <text:list-item>
          <text:p text:style-name="P67"><text:span text:style-name="T31">[</text:span><text:span text:style-name="T19">0.6881 0.6858 0.6789 0.6788 0.6696 0.6647 0.6611 0.6601 0.6567 0.6534</text:span><text:span text:style-name="T31">]</text:span></text:p>
        </text:list-item>
        <text:list-item>
          <text:p text:style-name="P67"><text:span text:style-name="T31">[</text:span><text:span text:style-name="T19">0.5579 0.5145 0.4829 0.4646 0.4617 0.4452 0.4379 0.4283 0.4275 0.4217</text:span><text:span text:style-name="T31">]</text:span></text:p>
        </text:list-item>
        <text:list-item>
          <text:p text:style-name="P67"><text:span text:style-name="T31">[</text:span><text:span text:style-name="T19">0.8239 0.8206 0.8174 0.8131 0.8103 0.8069 0.7748 0.7677 0.7674 0.7618</text:span><text:span text:style-name="T31">]</text:span></text:p>
        </text:list-item>
        <text:list-item>
          <text:p text:style-name="P67"><text:soft-page-break/><text:span text:style-name="T31">[</text:span><text:span text:style-name="T19">0.7074 0.6855 0.6648 0.6584 0.6441 0.6402 0.6273 0.6088 0.6028 0.5899</text:span><text:span text:style-name="T31">]</text:span></text:p>
        </text:list-item>
      </text:list>
      <text:p text:style-name="P25"/>
      <text:p text:style-name="P16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16"><text:span text:style-name="T1"/></text:p>
      <text:list text:style-name="L11">
        <text:list-item>
          <text:p text:style-name="P68"><text:span text:style-name="T32">[</text:span><text:span text:style-name="T22">0.5580 0.5373 0.5372 0.5353 0.5309 0.5299 0.5281 0.5227 0.5189 0.5074</text:span><text:span text:style-name="T32">]</text:span></text:p>
        </text:list-item>
        <text:list-item>
          <text:p text:style-name="P69"><text:span text:style-name="T32">[</text:span><text:span text:style-name="T22">0.6452 0.6358 0.6330 0.6218 0.6160 0.6116 0.6071 0.6064 0.5981 0.5974</text:span><text:span text:style-name="T32">]</text:span></text:p>
        </text:list-item>
        <text:list-item>
          <text:p text:style-name="P69"><text:span text:style-name="T32">[</text:span><text:span text:style-name="T19">0.6667 0.6658 0.6612 0.6530 0.6386 0.6330 0.6259 0.6258 0.6237 0.6206</text:span><text:span text:style-name="T32">]</text:span></text:p>
        </text:list-item>
        <text:list-item>
          <text:p text:style-name="P69"><text:span text:style-name="T32">[</text:span><text:span text:style-name="T19">0.4587 0.4496 0.4236 0.4150 0.4144 0.4141 0.4135 0.4062 0.4042 0.4020</text:span><text:span text:style-name="T32">]</text:span></text:p>
        </text:list-item>
        <text:list-item>
          <text:p text:style-name="P69"><text:span text:style-name="T32">[</text:span><text:span text:style-name="T19">0.6099 0.5486 0.5398 0.5370 0.4298 0.4256 0.4193 0.4175 0.4157 0.3994</text:span><text:span text:style-name="T32">]</text:span></text:p>
        </text:list-item>
        <text:list-item>
          <text:p text:style-name="P69"><text:span text:style-name="T32">[</text:span><text:span text:style-name="T19">0.7029 0.7003 0.6956 0.6904 0.6895 0.6667 0.6525 0.6475 0.6468 0.6448</text:span><text:span text:style-name="T32">]</text:span></text:p>
        </text:list-item>
        <text:list-item>
          <text:p text:style-name="P69"><text:span text:style-name="T32">[</text:span><text:span text:style-name="T19">0.6860 0.6620 0.6580 0.6524 0.6459 0.6453 0.6434 0.6261 0.6233 0.6171</text:span><text:span text:style-name="T32">]</text:span></text:p>
        </text:list-item>
        <text:list-item>
          <text:p text:style-name="P69"><text:span text:style-name="T32">[</text:span><text:span text:style-name="T19">0.6711 0.6444 0.5925 0.5340 0.5241 0.5193 0.5158 0.5046 0.4836 0.4783</text:span><text:span text:style-name="T32">]</text:span></text:p>
        </text:list-item>
        <text:list-item>
          <text:p text:style-name="P69"><text:span text:style-name="T32">[</text:span><text:span text:style-name="T19">0.7570 0.7489 0.7391 0.7338 0.7192 0.7082 0.6993 0.6982 0.6951 0.6830</text:span><text:span text:style-name="T32">]</text:span></text:p>
        </text:list-item>
        <text:list-item>
          <text:p text:style-name="P69"><text:span text:style-name="T32">[</text:span><text:span text:style-name="T19">0.6310 0.6115 0.5996 0.5537 0.5432 0.5398 0.5349 0.5334 0.5305 0.5304</text:span><text:span text:style-name="T32">]</text:span></text:p>
        </text:list-item>
      </text:list>
      <text:p text:style-name="P24"><text:span text:style-name="T1"/></text:p>
      <text:p text:style-name="P24"><text:span text:style-name="T1"/></text:p>
      <text:p text:style-name="P17"><text:span text:style-name="T10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0">, </text:span><text:span text:style-name="T9">chunking per pagine, dati </text:span><text:span text:style-name="T15">puliti</text:span><text:span text:style-name="T10">:</text:span></text:p>
      <text:p text:style-name="P17"><text:span text:style-name="T10"/></text:p>
      <text:list text:style-name="L12">
        <text:list-item>
          <text:p text:style-name="P70"><text:span text:style-name="T33">[</text:span><text:span text:style-name="T19">0.5523 0.5503 0.5373 0.5353 0.5330 0.5297 0.5265 0.5229 0.5189 0.5177</text:span><text:span text:style-name="T33">]</text:span></text:p>
        </text:list-item>
        <text:list-item>
          <text:p text:style-name="P70"><text:span text:style-name="T33">[</text:span><text:span text:style-name="T19">0.6501 0.6436 0.6330 0.6228 0.6218 0.6205 0.6161 0.6067 0.5934 0.5902</text:span><text:span text:style-name="T33">]</text:span></text:p>
        </text:list-item>
        <text:list-item>
          <text:p text:style-name="P70"><text:span text:style-name="T33">[</text:span><text:span text:style-name="T19">0.6672 0.6667 0.6657 0.6543 0.6492 0.6436 0.6386 0.6338 0.6310 0.6127</text:span><text:span text:style-name="T33">]</text:span></text:p>
        </text:list-item>
        <text:list-item>
          <text:p text:style-name="P70"><text:soft-page-break/><text:span text:style-name="T33">[</text:span><text:span text:style-name="T19">0.4587 0.4496 0.4216 0.4214 0.4145 0.4144 0.4141 0.4135 0.4098 0.4094</text:span><text:span text:style-name="T33">]</text:span></text:p>
        </text:list-item>
        <text:list-item>
          <text:p text:style-name="P70"><text:span text:style-name="T33">[</text:span><text:span text:style-name="T19">0.6099 0.5486 0.5398 0.5370 0.4298 0.4256 0.4193 0.4175 0.4157 0.4017</text:span><text:span text:style-name="T33">]</text:span></text:p>
        </text:list-item>
        <text:list-item>
          <text:p text:style-name="P70"><text:span text:style-name="T33">[</text:span><text:span text:style-name="T19">0.7079 0.7029 0.7003 0.6895 0.6882 0.6731 0.6695 0.6525 0.6448 0.6447</text:span><text:span text:style-name="T33">]</text:span></text:p>
        </text:list-item>
        <text:list-item>
          <text:p text:style-name="P70"><text:span text:style-name="T33">[</text:span><text:span text:style-name="T19">0.6860 0.6694 0.6580 0.6459 0.6434 0.6402 0.6305 0.6303 0.6257 0.6149</text:span><text:span text:style-name="T33">]</text:span></text:p>
        </text:list-item>
        <text:list-item>
          <text:p text:style-name="P70"><text:span text:style-name="T33">[</text:span><text:span text:style-name="T19">0.6517 0.6374 0.5917 0.5343 0.5244 0.5193 0.5185 0.5046 0.4908 0.4836</text:span><text:span text:style-name="T33">]</text:span></text:p>
        </text:list-item>
        <text:list-item>
          <text:p text:style-name="P70"><text:span text:style-name="T33">[</text:span><text:span text:style-name="T19">0.7570 0.7485 0.7385 0.7338 0.7271 0.7075 0.6993 0.6982 0.6951 0.6830</text:span><text:span text:style-name="T33">]</text:span></text:p>
        </text:list-item>
        <text:list-item>
          <text:p text:style-name="P70"><text:span text:style-name="T33">[</text:span><text:span text:style-name="T19">0.6310 0.6115 0.6011 0.5537 0.5432 0.5365 0.5349 0.5334 0.5305 0.5132</text:span><text:span text:style-name="T33">]</text:span></text:p>
        </text:list-item>
      </text:list>
      <text:p text:style-name="P27"><text:span text:style-name="T33"/></text:p>
      <text:p text:style-name="P27"><text:span text:style-name="T33"/></text:p>
      <text:p text:style-name="P17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8">raw</text:span><text:span text:style-name="T1">:</text:span></text:p>
      <text:p text:style-name="P17"><text:span text:style-name="T1"/></text:p>
      <text:list text:style-name="L13">
        <text:list-item>
          <text:p text:style-name="P71"><text:span text:style-name="T33">[</text:span><text:span text:style-name="T19">0.5496 0.5343 0.5135 0.5027 0.4992 0.4989 0.4982 0.4970 0.4956 0.4931</text:span><text:span text:style-name="T33">]</text:span></text:p>
        </text:list-item>
        <text:list-item>
          <text:p text:style-name="P71"><text:span text:style-name="T33">[</text:span><text:span text:style-name="T19">0.7661 0.6902 0.6863 0.6805 0.6650 0.6234 0.6010 0.5985 0.5969 0.5863</text:span><text:span text:style-name="T33">]</text:span></text:p>
        </text:list-item>
        <text:list-item>
          <text:p text:style-name="P71"><text:span text:style-name="T33">[</text:span><text:span text:style-name="T19">0.8056 0.7322 0.6906 0.6900 0.6719 0.6685 0.6393 0.6232 0.6210 0.6190</text:span><text:span text:style-name="T33">]</text:span></text:p>
        </text:list-item>
        <text:list-item>
          <text:p text:style-name="P71"><text:span text:style-name="T33">[</text:span><text:span text:style-name="T19">0.4750 0.4417 0.4166 0.4151 0.4027 0.3912 0.3889 0.3888 0.3885 0.3778</text:span><text:span text:style-name="T33">]</text:span></text:p>
        </text:list-item>
        <text:list-item>
          <text:p text:style-name="P71"><text:span text:style-name="T33">[</text:span><text:span text:style-name="T19">0.6794 0.5719 0.5026 0.4823 0.4803 0.4722 0.4109 0.3946 0.3841 0.3838</text:span><text:span text:style-name="T33">]</text:span></text:p>
        </text:list-item>
        <text:list-item>
          <text:p text:style-name="P71"><text:span text:style-name="T33">[</text:span><text:span text:style-name="T19">0.6783 0.6630 0.6529 0.6446 0.6421 0.6403 0.6336 0.6314 0.6281 0.6281</text:span><text:span text:style-name="T33">]</text:span></text:p>
        </text:list-item>
        <text:list-item>
          <text:p text:style-name="P71"><text:span text:style-name="T33">[</text:span><text:span text:style-name="T19">0.6614 0.6456 0.6287 0.6219 0.6100 0.6099 0.6055 0.6047 0.6032 0.6031</text:span><text:span text:style-name="T33">]</text:span></text:p>
        </text:list-item>
        <text:list-item>
          <text:p text:style-name="P71"><text:span text:style-name="T33">[</text:span><text:span text:style-name="T19">0.6137 0.5752 0.5591 0.5439 0.5437 0.5092 0.5077 0.5054 0.4985 0.4641</text:span><text:span text:style-name="T33">]</text:span></text:p>
        </text:list-item>
        <text:list-item>
          <text:p text:style-name="P71"><text:span text:style-name="T33">[</text:span><text:span text:style-name="T19">0.7201 0.7130 0.7067 0.7004 0.6988 0.6956 0.6932 0.6836 0.6762 0.6739</text:span><text:span text:style-name="T33">]</text:span></text:p>
        </text:list-item>
        <text:list-item>
          <text:p text:style-name="P71"><text:soft-page-break/><text:span text:style-name="T33">[</text:span><text:span text:style-name="T19">0.6508 0.6275 0.6126 0.5562 0.5355 0.5186 0.5092 0.5012 0.5004 0.4946</text:span><text:span text:style-name="T33">]</text:span></text:p>
        </text:list-item>
      </text:list>
      <text:p text:style-name="P10"><text:span text:style-name="T1"/></text:p>
      <text:p text:style-name="P18"><text:span text:style-name="T1">InMemoryVectorStore, </text:span><text:span text:style-name="T12">M</text:span><text:span text:style-name="T14">iniLM</text:span><text:span text:style-name="T12">-</text:span><text:span text:style-name="T14">L6</text:span><text:span text:style-name="T12">-v2</text:span><text:span text:style-name="T1">, </text:span><text:span text:style-name="T9">chunking per pagine, dati </text:span><text:span text:style-name="T16">puliti</text:span><text:span text:style-name="T1">:</text:span></text:p>
      <text:p text:style-name="P18"><text:span text:style-name="T1"/></text:p>
      <text:list text:style-name="L14">
        <text:list-item>
          <text:p text:style-name="P72"><text:span text:style-name="T34">[</text:span><text:span text:style-name="T19">0.5343 0.5325 0.5069 0.4992 0.4985 0.4982 0.4970 0.4943 0.4931 0.4905</text:span><text:span text:style-name="T34">]</text:span></text:p>
        </text:list-item>
        <text:list-item>
          <text:p text:style-name="P72"><text:span text:style-name="T34">[</text:span><text:span text:style-name="T19">0.7661 0.6902 0.6863 0.6805 0.6733 0.6441 0.6129 0.6010 0.5876 0.5863</text:span><text:span text:style-name="T34">]</text:span></text:p>
        </text:list-item>
        <text:list-item>
          <text:p text:style-name="P72"><text:span text:style-name="T34">[</text:span><text:span text:style-name="T19">0.8056 0.7322 0.6906 0.6900 0.6794 0.6719 0.6393 0.6319 0.6181 0.6167</text:span><text:span text:style-name="T34">]</text:span></text:p>
        </text:list-item>
        <text:list-item>
          <text:p text:style-name="P72"><text:span text:style-name="T34">[</text:span><text:span text:style-name="T19">0.4789 0.4417 0.4166 0.4151 0.3908 0.3889 0.3888 0.3861 0.3782 0.3778</text:span><text:span text:style-name="T34">]</text:span></text:p>
        </text:list-item>
        <text:list-item>
          <text:p text:style-name="P72"><text:span text:style-name="T34">[</text:span><text:span text:style-name="T19">0.6794 0.5719 0.5026 0.4823 0.4803 0.4722 0.4109 0.4083 0.3946 0.3929</text:span><text:span text:style-name="T34">]</text:span></text:p>
        </text:list-item>
        <text:list-item>
          <text:p text:style-name="P72"><text:span text:style-name="T34">[</text:span><text:span text:style-name="T19">0.6783 0.6544 0.6530 0.6529 0.6446 0.6421 0.6380 0.6314 0.6281 0.6281</text:span><text:span text:style-name="T34">]</text:span></text:p>
        </text:list-item>
        <text:list-item>
          <text:p text:style-name="P72"><text:span text:style-name="T34">[</text:span><text:span text:style-name="T19">0.6614 0.6456 0.6287 0.6219 0.6138 0.6055 0.6047 0.6032 0.6015 0.5971</text:span><text:span text:style-name="T34">]</text:span></text:p>
        </text:list-item>
        <text:list-item>
          <text:p text:style-name="P72"><text:span text:style-name="T34">[</text:span><text:span text:style-name="T19">0.5892 0.5842 0.5609 0.5493 0.5439 0.5160 0.5092 0.4985 0.4906 0.4641</text:span><text:span text:style-name="T34">]</text:span></text:p>
        </text:list-item>
        <text:list-item>
          <text:p text:style-name="P72"><text:span text:style-name="T34">[</text:span><text:span text:style-name="T19">0.7173 0.7130 0.7067 0.7004 0.6956 0.6923 0.6919 0.6762 0.6739 0.6724</text:span><text:span text:style-name="T34">]</text:span></text:p>
        </text:list-item>
        <text:list-item>
          <text:p text:style-name="P72"><text:span text:style-name="T34">[</text:span><text:span text:style-name="T19">0.6508 0.6275 0.6126 0.5562 0.5355 0.5186 0.5098 0.5062 0.5014 0.5012</text:span><text:span text:style-name="T34">]</text:span></text:p>
        </text:list-item>
      </text:list>
      <text:p text:style-name="P10"><text:span text:style-name="T1"/></text:p>
      <text:p text:style-name="P28"><text:span text:style-name="T1">Le tabelle di seguito mostrano statistiche aggregate di ciascun modello. </text:span><text:span text:style-name="T18">Le statistiche tengono conto del documento più rilevante ritornato per ciascuna query, in questo modo sono indipendenti dal numero di documenti recuperati per ciascuna query.</text:span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2"><text:soft-page-break/>DB: InMemoryVectorStore, <text:span text:style-name="T38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>MODELLO</text:p>
          </table:table-cell>
          <table:table-cell table:style-name="Tabella1.B1" office:value-type="string">
            <text:p text:style-name="P21">RILEVANZA <text:span text:style-name="T36">(</text:span><text:span text:style-name="T39">mean, variance</text:span><text:span text:style-name="T36">)</text:span></text:p>
          </table:table-cell>
        </table:table-row>
        <table:table-row>
          <table:table-cell table:style-name="Tabella1.A2" office:value-type="string">
            <text:p text:style-name="P21">Llama 3.2, 1B parametri</text:p>
          </table:table-cell>
          <table:table-cell table:style-name="Tabella1.B2" office:value-type="string">
            <text:p text:style-name="P75"><text:span text:style-name="T40">Raw = </text:span><text:span text:style-name="T23">0.44</text:span><text:span text:style-name="T24">4</text:span><text:span text:style-name="T23">, 0.00</text:span><text:span text:style-name="T24">2</text:span></text:p>
            <text:p text:style-name="P75"><text:span text:style-name="T40">Cleaned* = </text:span><text:span text:style-name="T23">0.</text:span><text:span text:style-name="T24">700</text:span><text:span text:style-name="T23">, 0.00</text:span><text:span text:style-name="T24">6</text:span></text:p>
          </table:table-cell>
        </table:table-row>
        <table:table-row>
          <table:table-cell table:style-name="Tabella1.A2" office:value-type="string">
            <text:p text:style-name="P21">Llama 3.2, 3B parametri</text:p>
          </table:table-cell>
          <table:table-cell table:style-name="Tabella1.B3" office:value-type="string">
            <text:p text:style-name="P75"><text:span text:style-name="T40">Raw = </text:span><text:span text:style-name="T23">0.30</text:span><text:span text:style-name="T24">1</text:span><text:span text:style-name="T23">, 0.001</text:span></text:p>
            <text:p text:style-name="P75"><text:span text:style-name="T40">Cleaned* = </text:span><text:span text:style-name="T23">0.651, 0.005</text:span></text:p>
          </table:table-cell>
        </table:table-row>
        <table:table-row>
          <table:table-cell table:style-name="Tabella1.A2" office:value-type="string">
            <text:p text:style-name="P21">Gemma 2, 2B parametri</text:p>
          </table:table-cell>
          <table:table-cell table:style-name="Tabella1.B4" office:value-type="string">
            <text:p text:style-name="P75"><text:span text:style-name="T40">Raw = </text:span><text:span text:style-name="T23">0.488, 0.012</text:span></text:p>
            <text:p text:style-name="P75"><text:span text:style-name="T40">Cleaned* = </text:span><text:span text:style-name="T23">0.850, 0.002</text:span></text:p>
          </table:table-cell>
        </table:table-row>
        <table:table-row>
          <table:table-cell table:style-name="Tabella1.A2" office:value-type="string">
            <text:p text:style-name="P21">MPNET base v2, 768-dim</text:p>
          </table:table-cell>
          <table:table-cell table:style-name="Tabella1.B5" office:value-type="string">
            <text:p text:style-name="P75"><text:span text:style-name="T40">Raw = </text:span><text:span text:style-name="T23">0.684, 0.010</text:span></text:p>
            <text:p text:style-name="P75"><text:span text:style-name="T40">Cleaned = </text:span><text:span text:style-name="T23">0.684, 0.010</text:span></text:p>
          </table:table-cell>
        </table:table-row>
        <table:table-row>
          <table:table-cell table:style-name="Tabella1.A2" office:value-type="string">
            <text:p text:style-name="P21">MiniLM-L6 v2, 384-dim</text:p>
          </table:table-cell>
          <table:table-cell table:style-name="Tabella1.B6" office:value-type="string">
            <text:p text:style-name="P75"><text:span text:style-name="T40">Raw = </text:span><text:span text:style-name="T23">0.630, 0.006</text:span></text:p>
            <text:p text:style-name="P75"><text:span text:style-name="T40">Cleaned = </text:span><text:span text:style-name="T23">0.628, 0.006</text:span></text:p>
          </table:table-cell>
        </table:table-row>
        <table:table-row>
          <table:table-cell table:style-name="Tabella1.A2" office:value-type="string">
            <text:p text:style-name="P30">MiniLM-L12 v2, 384-dim</text:p>
          </table:table-cell>
          <table:table-cell table:style-name="Tabella1.B7" office:value-type="string">
            <text:p text:style-name="P75"><text:span text:style-name="T40">Raw = </text:span><text:span text:style-name="T23">0.658, 0.009</text:span></text:p>
            <text:p text:style-name="P75"><text:span text:style-name="T40">Cleaned = </text:span><text:span text:style-name="T23">0.654, 0.010</text:span></text:p>
          </table:table-cell>
        </table:table-row>
      </table:table>
      <text:p text:style-name="P29">* i documenti restituiti sono <text:span text:style-name="T38">quasi </text:span>esclusivamente titoli e indici</text:p>
      <text:p text:style-name="P29"/>
      <text:p text:style-name="P29"><draw:frame draw:style-name="fr2" draw:name="Immagine2" text:anchor-type="char" svg:x="0.099cm" svg:y="0.247cm" svg:width="17cm" svg:height="12.044cm" draw:z-index="0"><draw:image xlink:href="Pictures/10000000000003E3000002C1BC92DA9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><draw:frame draw:style-name="fr3" draw:name="Immagine3" text:anchor-type="char" svg:width="17cm" svg:height="13.047cm" draw:z-index="1"><draw:image xlink:href="Pictures/100000000000040000000312B8553382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4"/>
      <text:p text:style-name="P74"/>
      <text:p text:style-name="P74"/>
      <text:p text:style-name="P74"/>
      <text:p text:style-name="P74"/>
      <text:p text:style-name="P60"><text:soft-page-break/>Differenze assolute e percentuali di documenti estratti diversi tra raw e cleaned</text:p>
      <text:p text:style-name="P29"><draw:frame draw:style-name="fr1" draw:name="Immagine1" text:anchor-type="char" svg:width="17cm" svg:height="8.437cm" draw:z-index="2"><draw:image xlink:href="Pictures/100000010000033A0000019AFEB528AF.png" xlink:type="simple" xlink:show="embed" xlink:actuate="onLoad" draw:mime-type="image/png"/></draw:frame><draw:frame draw:style-name="fr2" draw:name="Immagine4" text:anchor-type="char" svg:x="0cm" svg:y="9.001cm" svg:width="17cm" svg:height="8.437cm" draw:z-index="3"><draw:image xlink:href="Pictures/100000010000033A0000019AE3C44E94.png" xlink:type="simple" xlink:show="embed" xlink:actuate="onLoad" draw:mime-type="image/png"/></draw:frame><text:s text:c="59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0"><text:soft-page-break/>Percentuale di allineamento dei documenti estratti tra un modello e l’altro, raw e cleaned</text:p>
      <text:p text:style-name="P29"><draw:frame draw:style-name="fr1" draw:name="Immagine5" text:anchor-type="char" svg:width="17cm" svg:height="11.354cm" draw:z-index="4"><draw:image xlink:href="Pictures/100000010000041E000002C0111DF062.png" xlink:type="simple" xlink:show="embed" xlink:actuate="onLoad" draw:mime-type="image/png"/></draw:frame><text:s text:c="2"/></text:p>
      <text:p text:style-name="P29"><draw:frame draw:style-name="fr1" draw:name="Immagine6" text:anchor-type="char" svg:width="17cm" svg:height="11.354cm" draw:z-index="5"><draw:image xlink:href="Pictures/100000010000041E000002C0D85260B2.png" xlink:type="simple" xlink:show="embed" xlink:actuate="onLoad" draw:mime-type="image/png"/></draw:frame><text:s/></text:p>
      <text:p text:style-name="P29"/>
      <text:p text:style-name="P29"><text:soft-page-break/>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Calibri_EmbeddedFont, Calibri_MSFontService, Sans-Serif"/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2.6.2$Linux_X86_64 LibreOffice_project/420$Build-2</meta:generator>
    <dc:date>2024-10-28T10:16:25.373751341</dc:date>
    <meta:editing-duration>PT12H35M46S</meta:editing-duration>
    <meta:editing-cycles>13</meta:editing-cycles>
    <meta:document-statistic meta:table-count="1" meta:image-count="6" meta:object-count="0" meta:page-count="13" meta:paragraph-count="165" meta:word-count="1390" meta:character-count="9146" meta:non-whitespace-character-count="7969"/>
  </office:meta>
</office:document-meta>
</file>